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B0000388E00001A677A63FC00.svm"/>
  <manifest:file-entry manifest:media-type="" manifest:full-path="Pictures/2000000B0000388E00001A23F921A885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, sans-serif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3" style:family="table">
      <style:table-properties style:width="16.764cm" fo:margin-left="0cm" table:align="left"/>
    </style:style>
    <style:style style:name="Tabela3.A" style:family="table-column">
      <style:table-column-properties style:column-width="4.064cm"/>
    </style:style>
    <style:style style:name="Tabela3.B" style:family="table-column">
      <style:table-column-properties style:column-width="2.032cm"/>
    </style:style>
    <style:style style:name="Tabela3.C" style:family="table-column">
      <style:table-column-properties style:column-width="6.847cm"/>
    </style:style>
    <style:style style:name="Tabela3.D" style:family="table-column">
      <style:table-column-properties style:column-width="3.821cm"/>
    </style:style>
    <style:style style:name="Tabela3.A1" style:family="table-cell">
      <style:table-cell-properties fo:padding-left="0.191cm" fo:padding-right="0.191cm" fo:padding-top="0cm" fo:padding-bottom="0cm" fo:border="0.018cm solid #000000"/>
    </style:style>
    <style:style style:name="Tabela3.A3" style:family="table-cell" style:data-style-name="N100">
      <style:table-cell-properties fo:padding-left="0.191cm" fo:padding-right="0.191cm" fo:padding-top="0cm" fo:padding-bottom="0cm" fo:border="0.018cm solid #000000"/>
    </style:style>
    <style:style style:name="Tabela3.A4" style:family="table-cell" style:data-style-name="N100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.D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language="pt" fo:country="BR"/>
    </style:style>
    <style:style style:name="P3" style:family="paragraph" style:parent-style-name="Normal">
      <style:text-properties fo:language="pt" fo:country="BR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end" style:justify-single-word="false"/>
    </style:style>
    <style:style style:name="P6" style:family="paragraph" style:parent-style-name="Normal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7" style:family="paragraph" style:parent-style-name="Normal">
      <style:paragraph-properties fo:margin-left="0cm" fo:margin-right="0.635cm" fo:text-indent="0cm" style:auto-text-indent="false"/>
    </style:style>
    <style:style style:name="P8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P9" style:family="paragraph" style:parent-style-name="Normal">
      <style:paragraph-properties fo:line-height="150%"/>
      <style:text-properties fo:language="pt" fo:country="BR"/>
    </style:style>
    <style:style style:name="P10" style:family="paragraph" style:parent-style-name="Normal">
      <style:paragraph-properties fo:line-height="150%" fo:text-align="justify" style:justify-single-word="false"/>
      <style:text-properties fo:language="pt" fo:country="BR"/>
    </style:style>
    <style:style style:name="P11" style:family="paragraph" style:parent-style-name="Normal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12" style:family="paragraph" style:parent-style-name="Normal">
      <style:paragraph-properties fo:margin-left="-0.026cm" fo:margin-right="0cm" fo:line-height="150%" fo:text-align="justify" style:justify-single-word="false" fo:text-indent="-0.026cm" style:auto-text-indent="false">
        <style:tab-stops>
          <style:tab-stop style:position="-0.635cm"/>
        </style:tab-stops>
      </style:paragraph-properties>
      <style:text-properties style:font-name="Times New Roman" fo:font-size="11pt" fo:language="pt" fo:country="BR" style:font-size-asian="11pt" style:font-size-complex="11pt"/>
    </style:style>
    <style:style style:name="P13" style:family="paragraph" style:parent-style-name="Normal">
      <style:paragraph-properties fo:margin-left="-0.026cm" fo:margin-right="0cm" fo:line-height="150%" fo:text-align="justify" style:justify-single-word="false" fo:text-indent="-0.026cm" style:auto-text-indent="false">
        <style:tab-stops/>
      </style:paragraph-properties>
    </style:style>
    <style:style style:name="P14" style:family="paragraph" style:parent-style-name="Normal">
      <style:paragraph-properties fo:margin-left="0.026cm" fo:margin-right="0cm" fo:line-height="150%" fo:text-align="justify" style:justify-single-word="false" fo:text-indent="-0.026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15" style:family="paragraph" style:parent-style-name="Normal">
      <style:paragraph-properties fo:margin-left="0.026cm" fo:margin-right="0cm" fo:line-height="150%" fo:text-align="justify" style:justify-single-word="false" fo:text-indent="0.053cm" style:auto-text-indent="false">
        <style:tab-stops/>
      </style:paragraph-properties>
      <style:text-properties fo:font-size="11pt" style:font-size-asian="11pt" style:font-size-complex="11pt"/>
    </style:style>
    <style:style style:name="P16" style:family="paragraph" style:parent-style-name="Normal">
      <style:paragraph-properties fo:margin-left="0.053cm" fo:margin-right="0cm" fo:line-height="150%" fo:text-align="justify" style:justify-single-word="false" fo:text-indent="-0.026cm" style:auto-text-indent="false">
        <style:tab-stops/>
      </style:paragraph-properties>
      <style:text-properties fo:font-size="11pt" style:font-size-asian="11pt" style:font-size-complex="11pt"/>
    </style:style>
    <style:style style:name="P17" style:family="paragraph" style:parent-style-name="Normal">
      <style:paragraph-properties fo:margin-left="0.026cm" fo:margin-right="0cm" fo:line-height="150%" fo:text-align="justify" style:justify-single-word="false" fo:text-indent="-0.053cm" style:auto-text-indent="false">
        <style:tab-stops/>
      </style:paragraph-properties>
    </style:style>
    <style:style style:name="P18" style:family="paragraph" style:parent-style-name="Heading_20_1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19" style:family="paragraph" style:parent-style-name="Heading_20_1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fo:font-size="11pt" style:font-size-asian="11pt" style:font-size-complex="11pt"/>
    </style:style>
    <style:style style:name="P20" style:family="paragraph" style:parent-style-name="Tabletext">
      <style:paragraph-properties fo:line-height="150%" fo:text-align="center" style:justify-single-word="false"/>
      <style:text-properties fo:language="pt" fo:country="BR" fo:font-weight="bold" style:font-weight-asian="bold" style:font-weight-complex="bold"/>
    </style:style>
    <style:style style:name="P21" style:family="paragraph" style:parent-style-name="Tabletext">
      <style:paragraph-properties fo:line-height="150%" fo:text-align="center" style:justify-single-word="false"/>
      <style:text-properties fo:language="pt" fo:country="BR"/>
    </style:style>
    <style:style style:name="P22" style:family="paragraph" style:parent-style-name="Tabletext">
      <style:paragraph-properties fo:text-align="center" style:justify-single-word="false"/>
      <style:text-properties fo:language="pt" fo:country="BR"/>
    </style:style>
    <style:style style:name="P23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24" style:family="paragraph" style:parent-style-name="Text_20_body">
      <style:paragraph-properties fo:margin-left="1.323cm" fo:margin-right="0cm" fo:line-height="150%" fo:text-align="justify" style:justify-single-word="false" fo:text-indent="0cm" style:auto-text-indent="false"/>
      <style:text-properties fo:font-size="11pt"/>
    </style:style>
    <style:style style:name="P25" style:family="paragraph" style:parent-style-name="Text_20_body">
      <style:paragraph-properties fo:margin-left="-0.026cm" fo:margin-right="0cm" fo:line-height="150%" fo:text-align="justify" style:justify-single-word="false" fo:text-indent="-0.026cm" style:auto-text-indent="false">
        <style:tab-stops>
          <style:tab-stop style:position="-0.635cm"/>
        </style:tab-stops>
      </style:paragraph-properties>
      <style:text-properties style:font-name="Times New Roman" fo:font-size="11pt" fo:language="pt" fo:country="BR" style:font-size-asian="11pt" style:font-size-complex="11pt"/>
    </style:style>
    <style:style style:name="P26" style:family="paragraph" style:parent-style-name="Text_20_body">
      <style:paragraph-properties fo:margin-left="0.026cm" fo:margin-right="0cm" fo:line-height="150%" fo:text-align="justify" style:justify-single-word="false" fo:text-indent="0cm" style:auto-text-indent="false">
        <style:tab-stops>
          <style:tab-stop style:position="-0.026cm"/>
        </style:tab-stops>
      </style:paragraph-properties>
      <style:text-properties style:font-name="Times New Roman" fo:font-size="11pt" fo:language="pt" fo:country="BR" style:font-size-asian="11pt" style:font-size-complex="11pt"/>
    </style:style>
    <style:style style:name="P27" style:family="paragraph" style:parent-style-name="Text_20_body">
      <style:paragraph-properties fo:margin-left="0.053cm" fo:margin-right="0cm" fo:line-height="150%" fo:text-align="justify" style:justify-single-word="false" fo:text-indent="-0.026cm" style:auto-text-indent="false">
        <style:tab-stops/>
      </style:paragraph-properties>
      <style:text-properties fo:font-size="11pt" style:font-size-asian="11pt" style:font-size-complex="11pt"/>
    </style:style>
    <style:style style:name="P28" style:family="paragraph" style:parent-style-name="Text_20_body">
      <style:paragraph-properties fo:margin-left="-0.053cm" fo:margin-right="0cm" fo:line-height="150%" fo:text-align="justify" style:justify-single-word="false" fo:text-indent="0cm" style:auto-text-indent="false"/>
      <style:text-properties fo:font-size="11pt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style:font-name="Times New Roman" fo:font-size="16pt" fo:language="pt" fo:country="BR" style:font-size-asian="16pt" style:font-size-complex="16pt"/>
    </style:style>
    <style:style style:name="T4" style:family="text">
      <style:text-properties style:font-name="Times New Roman" fo:language="pt" fo:country="BR"/>
    </style:style>
    <style:style style:name="T5" style:family="text">
      <style:text-properties style:font-name="Times New Roman" fo:font-size="11pt" fo:language="pt" fo:country="BR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LPREV</text:p>
      <text:p text:style-name="Standard"><text:span text:style-name="Fonte_20_parág._20_padrão"><text:span text:style-name="T1">Relatório Verificação dos Artefatos</text:span></text:span></text:p>
      <text:p text:style-name="Standard">Versão 1.2</text:p>
      <text:p text:style-name="InfoBlue"/>
      <text:p text:style-name="InfoBlue"/>
      <text:p text:style-name="Standard"/>
      <text:p text:style-name="Standard">Histórico da Revisão</text:p>
      <text:p text:style-name="P9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20">Data</text:p>
          </table:table-cell>
          <table:table-cell table:style-name="Tabela3.A1" office:value-type="string">
            <text:p text:style-name="P20">Versão</text:p>
          </table:table-cell>
          <table:table-cell table:style-name="Tabela3.A1" office:value-type="string">
            <text:p text:style-name="P20">Descrição</text:p>
          </table:table-cell>
          <table:table-cell table:style-name="Tabela3.A1" office:value-type="string">
            <text:p text:style-name="P20">Autor</text:p>
          </table:table-cell>
        </table:table-row>
        <table:table-row>
          <table:table-cell table:style-name="Tabela3.A1" office:value-type="string">
            <text:p text:style-name="P21">23/10/2013</text:p>
          </table:table-cell>
          <table:table-cell table:style-name="Tabela3.A1" office:value-type="string">
            <text:p text:style-name="P21">1.0</text:p>
          </table:table-cell>
          <table:table-cell table:style-name="Tabela3.A1" office:value-type="string">
            <text:p text:style-name="P21">Criação do documento</text:p>
          </table:table-cell>
          <table:table-cell table:style-name="Tabela3.A1" office:value-type="string">
            <text:p text:style-name="P21">Ana, Marcos e Thais</text:p>
          </table:table-cell>
        </table:table-row>
        <table:table-row>
          <table:table-cell table:style-name="Tabela3.A3" office:value-type="float" office:value="41586">
            <text:p text:style-name="P22">08/11/2013</text:p>
          </table:table-cell>
          <table:table-cell table:style-name="Tabela3.A3" office:value-type="float" office:value="0">
            <text:p text:style-name="P21">1.1</text:p>
          </table:table-cell>
          <table:table-cell table:style-name="Tabela3.A3" office:value-type="float" office:value="0">
            <text:p text:style-name="P21">Atualização do documento</text:p>
          </table:table-cell>
          <table:table-cell table:style-name="Tabela3.A1" office:value-type="string">
            <text:p text:style-name="P21">Thais</text:p>
          </table:table-cell>
        </table:table-row>
        <table:table-row>
          <table:table-cell table:style-name="Tabela3.A4" office:value-type="float" office:value="0">
            <text:p text:style-name="P21">08/11/2013</text:p>
          </table:table-cell>
          <table:table-cell table:style-name="Tabela3.A4" office:value-type="float" office:value="0">
            <text:p text:style-name="P21">1.2</text:p>
          </table:table-cell>
          <table:table-cell table:style-name="Tabela3.A4" office:value-type="float" office:value="0">
            <text:p text:style-name="P21">Atualização do documento</text:p>
          </table:table-cell>
          <table:table-cell table:style-name="Tabela3.D4" office:value-type="string">
            <text:p text:style-name="P21">Ana Cláudia</text:p>
          </table:table-cell>
        </table:table-row>
        <table:table-row>
          <table:table-cell table:style-name="Tabela3.A4" office:value-type="float" office:value="0">
            <text:p text:style-name="P21">28/11/2013</text:p>
          </table:table-cell>
          <table:table-cell table:style-name="Tabela3.A4" office:value-type="float" office:value="0">
            <text:p text:style-name="P21">1.3</text:p>
          </table:table-cell>
          <table:table-cell table:style-name="Tabela3.A4" office:value-type="float" office:value="0">
            <text:p text:style-name="P21">Atualização do documento</text:p>
          </table:table-cell>
          <table:table-cell table:style-name="Tabela3.D4" office:value-type="string">
            <text:p text:style-name="P21">Thais</text:p>
          </table:table-cell>
        </table:table-row>
      </table:table>
      <text:p text:style-name="P10"/>
      <text:p text:style-name="Standard"><text:span text:style-name="Fonte_20_parág._20_padrão"><text:span text:style-name="T3">Índice Analítico</text:span></text:span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Sumário</text:p>
          </text:index-title>
          <text:p text:style-name="P23">Documento de Requisitos<text:tab/>4</text:p>
          <text:p text:style-name="P23">Plano de Gerência de Configuração<text:tab/>4</text:p>
          <text:p text:style-name="P23">Plano de Medição<text:tab/>4</text:p>
        </text:index-body>
      </text:table-of-content>
      <text:p text:style-name="Title"/>
      <text:p text:style-name="Standard"><text:span text:style-name="Fonte_20_parág._20_padrão"><text:span text:style-name="T1">Relatório de Verificação</text:span></text:span></text:p>
      <text:h text:style-name="P18" text:outline-level="1">Documento de Requisitos</text:h>
      <text:p text:style-name="P10"><text:bookmark-start text:name="_GoBack"/><text:span text:style-name="T6">P</text:span><text:bookmark-end text:name="_GoBack"/><text:span text:style-name="T6">ara o documento de requisitos foi feito uma verificação parcial, antes da finalização do documento, com o intuito de verificar possíveis inconsistências. Os erros foram reportados diretamente para a equipe de requisitos. No dia 17/10/2013 foi realizado uma inspeção formal. As pessoas envolvidas estudaram o documento antes da reunião. No dia da reunião a equipe de requisitos apresentou o documento. Os inspetores informaram as inconsistências verificadas. O escriba anotou todos os itens relatados. Ao fim da reunião foi lido o log de inspeção e posteriormente todos os participantes assinaram o sumário de inspeção. O documento de requisitos foi ACEITO CONDICIONADO A VERIFICAÇÃO.</text:span></text:p>
      <text:p text:style-name="P11">A equipe de requisitos se comprometeu a corrigir os erros reportados. Foi aberto um ticket do tipo Defeito no Redmine. A equipe de requisitos corrigiu o documento. A equipe de verificação reavaliou o documento e conclui o ticket pois considerou que o documento atendia a tudo que foi levantado na inspeção.</text:p>
      <text:p text:style-name="P11"/>
      <text:h text:style-name="P18" text:outline-level="1"><text:soft-page-break/>Plano de Gerência de Configuração</text:h>
      <text:p text:style-name="P12">Foi realizado uma verificação no plano de Gerência de Configuração no dia 17/10/2013. No dia da verificação o documento ainda estava sendo construído. Foram feitas algumas anotações no documento e enviado por e-mail para equipe de GCO. Posteriormente foi aberto um ticket do tipo Verificação e Validação para registro da atividade e para a equipe poder lançar horas e ter um acompanhamento melhor. A equipe de verificação está aguardando a conclusão do ticket para fazer uma nova verificação no documento.</text:p>
      <text:p text:style-name="P25">No dia 29/10/2013 a equipe de GCO corrigiu e conclui o documento. A equipe de VER então verificou novamente o “Plano de Gerência de Configuração” e considerou que todos os pontos de melhoria levantados foram atendidos satisfatoriamente e concluiu o ticket.</text:p>
      <text:p text:style-name="P25"/>
      <text:h text:style-name="P18" text:outline-level="1">Plano de Medição</text:h>
      <text:p text:style-name="P14">Foi realizado uma verificação no plano de Medição no dia 17/10/2013. <text:s/>Foram feitas algumas observações no documento e enviado por e-mail para a equipe de medição. Foi aberto também um ticket do tipo Verificação e Validação para acompanhamento, registro e lançamento de horas. A equipe de verificação está no aguardo da conclusão do ticket para poder verificar novamente o documento.</text:p>
      <text:p text:style-name="P14"/>
      <text:h text:style-name="P18" text:outline-level="1">Documento de Arquitetura</text:h>
      <text:p text:style-name="P26"><text:span text:style-name="T7">O documento de Arquitetura ainda não está concluído. Foi feito então, uma verificação parcial do mesmo. Não foi verificado nenhuma inconsistência. Até então a arquitetura está consistente com os requisitos. A verificação ao documento continuará a ser feita até que o mesmo seja concluído.</text:span> </text:p>
      <text:h text:style-name="P18" text:outline-level="1">Projeto Detalhado de Software</text:h>
      <text:p text:style-name="P26">O Projeto Detalhado de Software ainda não está concluído. Foi feito então, uma verificação parcial do mesmo. A equipe produziu o diagrama de sequencia de algumas funcionalidades do sistema. Não foi verificado nenhuma inconsistência. Os diagramas são rastreáveis até os requisitos. A lógica dos diagramas estão claras e completa. A verificação ao documento continuará a ser feita até que o mesmo seja concluído.</text:p>
      <text:p text:style-name="P26"/>
      <text:h text:style-name="P18" text:outline-level="1">Teste Unitário</text:h>
      <text:p text:style-name="P15">No dia 08/11/2013 foi verificado pelo Sonar que a equipe de desenvolvimento já tinha criado 1045 linhas de código. E há 22,9% de código coberto por teste unitário com 100% de sucesso, ou seja, não há nenhum teste com falha. O projeto está dividido em 3 pacotes: <text:s text:c="2"/>RelPrev Client<text:tab/> com 0,0% de cobertura de código , <text:s text:c="3"/>RelPrev Front-End<text:tab/>0,0% <text:s/>de cobertura e <text:s text:c="3"/>RelPrev WebService com 29,9% de cobertura de código.</text:p>
      <text:p text:style-name="P16">Como há dois pacotes que não tem nenhuma linha de teste será verificado com a equipe o motivo para tal e o que pode ser feito para aumentar a cobertura do código.</text:p>
      <text:p text:style-name="P27">No dia 27/11/2013 foi verificado a cobertura de teste unitário, segue os prints do SONAR dessa data:</text:p>
      <text:p text:style-name="P16"><draw:frame draw:style-name="fr1" draw:name="figuras1" text:anchor-type="paragraph" svg:x="0cm" svg:y="0cm" svg:width="14.478cm" svg:height="6.69cm" draw:z-index="0"><draw:image xlink:href="Pictures/2000000B0000388E00001A23F921A885.svm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figuras2" text:anchor-type="paragraph" svg:x="0cm" svg:y="0cm" svg:width="14.478cm" svg:height="6.759cm" draw:z-index="1"><draw:image xlink:href="Pictures/2000000B0000388E00001A677A63FC00.svm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9" text:outline-level="1"><text:span text:style-name="T4">Projeto e Construção do Produto</text:span></text:h>
      <text:p text:style-name="P28">No dia 22/11/2013 foi realizado uma reunião entre a equipe de VER e a equipe PCP para inspeção dos artefatos PCP.  Como muitos artefatos estavam desatualizados no repositório optou-se por fazer uma inspeção informal. O Ciro apresentou o documento de arquitetura, informou que tinha sido feito algumas melhorias no documento e que iria commitar o mesmo. O Raul apresentou o documento lógico e a equipe Front-End apresentou as dificuldades que estavam tendo com os protótipos e os requisitos.</text:p>
      <text:p text:style-name="P28">Como deliberação da reunião foi decidido que a equipe V&amp;V analisaria os artefatos gerados pelo PCP e os requisitos para verificar se os requisitos estavam sendo atendidos nos artefatos. Todo o registro da reunião e deliberações estão registrados no ticket #272.</text:p>
      <text:p text:style-name="P24"/>
      <text:h text:style-name="P18" text:outline-level="1">Teste <text:s/>Funcional</text:h>
      <text:p text:style-name="P17"><text:span text:style-name="T5">No dia 18/11/2013 teve início a elaboração dos roteiros dos testes funcionais. Em um primeiro momento foi feito a leitura da documentação existente para a confecção dos casos de testes. <text:s/>A atividade ficou parada uma semana devido a verificação e validação dos artefatos de requisitos, protótipos e PCP.</text:span></text:p>
      <text:p text:style-name="P13"><text:soft-page-break/><text:span text:style-name="T5">No dia 05/12/2013 foram concluídos a elaboração do roteiro de teste. Os mesmo estão disponíveis no testlink. A execução dos casos de testes é responsabilidade de Validação. Os roteiros de testes só foram feitos pela Verificação devido a unificação das equipes de VER E VAL.</text:span></text:p>
      <text:p text:style-name="P2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, sans-serif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Normal" style:class="text">
      <style:paragraph-properties fo:line-height="100%" fo:text-align="center" style:justify-single-word="false" fo:hyphenation-ladder-count="no-limit"/>
      <style:text-properties style:font-name="Arial"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="100%" fo:margin-left="1.27cm" fo:margin-right="0cm" fo:margin-top="0cm" fo:margin-bottom="0.212cm" fo:keep-together="always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ubtitle" style:family="paragraph" style:parent-style-name="Normal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style:font-size-complex="18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="100%" fo:margin-left="1.27cm" fo:margin-right="0cm" fo:margin-top="0.212cm" fo:margin-bottom="0.106cm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 fo:hyphenation-remain-char-count="0" fo:hyphenation-push-char-count="0"/>
    </style:style>
    <style:style style:name="Heading_20_4" style:display-name="Heading 4" style:family="paragraph" style:parent-style-name="Heading_20_1" style:next-style-name="Normal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style:line-height-at-least="0.423cm" fo:orphans="0" fo:widows="0" fo:hyphenation-ladder-count="no-limit" style:text-autospace="none"/>
      <style:text-properties fo:language="en" fo:country="US" style:language-asian="en" style:country-asian="US" fo:hyphenate="false" fo:hyphenation-remain-char-count="0" fo:hyphenation-push-char-count="0"/>
    </style:style>
    <style:style style:name="Paragraph2" style:family="paragraph" style:parent-style-name="Normal">
      <style:paragraph-properties fo:margin="100%" fo:margin-left="1.27cm" fo:margin-right="0cm" fo:margin-top="0.141cm" fo:margin-bottom="0cm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 fo:hyphenation-remain-char-count="0" fo:hyphenation-push-char-count="0"/>
    </style:style>
    <style:style style:name="Recuo_20_normal" style:display-name="Recuo normal" style:family="paragraph" style:parent-style-name="Normal">
      <style:paragraph-properties fo:margin="100%" fo:margin-left="1.588cm" fo:margin-right="0cm" fo:hyphenation-ladder-count="no-limit" fo:text-indent="-1.588cm" style:auto-text-indent="false">
        <style:tab-stops/>
      </style:paragraph-properties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="100%" fo:margin-left="0cm" fo:margin-right="1.27cm" fo:margin-top="0.423cm" fo:margin-bottom="0.106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762cm" fo:margin-right="1.27cm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Bullet1" style:family="paragraph" style:parent-style-name="Normal">
      <style:paragraph-properties fo:margin="100%" fo:margin-left="1.27cm" fo:margin-right="0cm" fo:hyphenation-ladder-count="no-limit" fo:text-indent="-0.762cm" style:auto-text-indent="false">
        <style:tab-stops/>
      </style:paragraph-properties>
      <style:text-properties fo:hyphenate="false" fo:hyphenation-remain-char-count="0" fo:hyphenation-push-char-count="0"/>
    </style:style>
    <style:style style:name="Bullet2" style:family="paragraph" style:parent-style-name="Normal">
      <style:paragraph-properties fo:margin="100%" fo:margin-left="2.54cm" fo:margin-right="0cm" fo:hyphenation-ladder-count="no-limit" fo:text-indent="-0.635cm" style:auto-text-indent="false">
        <style:tab-stops/>
      </style:paragraph-properties>
      <style:text-properties fo:color="#000080" fo:hyphenate="false" fo:hyphenation-remain-char-count="0" fo:hyphenation-push-char-count="0"/>
    </style:style>
    <style:style style:name="Tabletext" style:family="paragraph" style:parent-style-name="Normal">
      <style:paragraph-properties fo:margin-top="0cm" fo:margin-bottom="0.212cm" fo:keep-together="always" fo:hyphenation-ladder-count="no-limit"/>
      <style:text-properties fo:hyphenate="false" fo:hyphenation-remain-char-count="0" fo:hyphenation-push-char-count="0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fo:hyphenate="false" fo:hyphenation-remain-char-count="0" fo:hyphenation-push-char-count="0"/>
    </style:style>
    <style:style style:name="Texto_20_de_20_nota_20_de_20_rodapé" style:display-name="Texto de nota de rodapé" style:family="paragraph" style:parent-style-name="Normal">
      <style:paragraph-properties fo:margin="100%" fo:margin-left="0.635cm" fo:margin-right="0cm" fo:margin-top="0.071cm" fo:margin-bottom="0.071cm" fo:keep-together="always" fo:hyphenation-ladder-count="no-limit" fo:text-indent="-0.635cm" style:auto-text-indent="false" fo:padding="0cm" fo:border-left="none" fo:border-right="none" fo:border-top="none" fo:border-bottom="0.026cm solid #000000" style:shadow="none" fo:keep-with-next="always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ain_20_Title" style:display-name="Main Title" style:family="paragraph" style:parent-style-name="Normal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size-complex="16pt" style:font-weight-complex="bold" fo:hyphenate="false" fo:hyphenation-remain-char-count="0" fo:hyphenation-push-char-count="0"/>
    </style:style>
    <style:style style:name="Paragraph1" style:family="paragraph" style:parent-style-name="Normal">
      <style:paragraph-properties fo:margin-top="0.141cm" fo:margin-bottom="0cm" fo:line-height="100%" fo:text-align="justify" style:justify-single-word="false" fo:hyphenation-ladder-count="no-limit"/>
      <style:text-properties fo:hyphenate="false" fo:hyphenation-remain-char-count="0" fo:hyphenation-push-char-count="0"/>
    </style:style>
    <style:style style:name="Paragraph3" style:family="paragraph" style:parent-style-name="Normal">
      <style:paragraph-properties fo:margin="100%" fo:margin-left="2.69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Paragraph4" style:family="paragraph" style:parent-style-name="Normal">
      <style:paragraph-properties fo:margin="100%" fo:margin-left="3.96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Normal" style:next-style-name="Normal" style:auto-update="true" style:class="index">
      <style:paragraph-properties fo:margin="100%" fo:margin-left="1.058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Normal" style:next-style-name="Normal" style:auto-update="true" style:class="index">
      <style:paragraph-properties fo:margin="100%" fo:margin-left="1.41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Normal" style:next-style-name="Normal" style:auto-update="true" style:class="index">
      <style:paragraph-properties fo:margin="100%" fo:margin-left="1.76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Normal" style:next-style-name="Normal" style:auto-update="true" style:class="index">
      <style:paragraph-properties fo:margin="100%"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Normal" style:next-style-name="Normal" style:auto-update="true" style:class="index">
      <style:paragraph-properties fo:margin="100%" fo:margin-left="2.46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Normal" style:next-style-name="Normal" style:auto-update="true" style:class="index">
      <style:paragraph-properties fo:margin="100%" fo:margin-left="2.822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Recuo_20_de_20_corpo_20_de_20_texto" style:display-name="Recuo de corpo de texto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 fo:hyphenation-remain-char-count="0" fo:hyphenation-push-char-count="0"/>
    </style:style>
    <style:style style:name="Body" style:family="paragraph" style:parent-style-name="Normal">
      <style:paragraph-properties fo:margin-top="0.212cm" fo:margin-bottom="0cm" fo:line-height="100%" fo:text-align="justify" style:justify-single-word="false" fo:orphans="2" fo:widows="2" fo:hyphenation-ladder-count="no-limit"/>
      <style:text-properties fo:hyphenate="false" fo:hyphenation-remain-char-count="0" fo:hyphenation-push-char-count="0"/>
    </style:style>
    <style:style style:name="Bullet" style:family="paragraph" style:parent-style-name="Normal" style:list-style-name="LFO23">
      <style:paragraph-properties fo:margin="100%" fo:margin-left="0cm" fo:margin-right="0.635cm" fo:margin-top="0.212cm" fo:margin-bottom="0cm" fo:line-height="100%" fo:text-align="justify" style:justify-single-word="false" fo:orphans="2" fo:widows="2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InfoBlue" style:family="paragraph" style:parent-style-name="Normal" style:next-style-name="Text_20_body" style:auto-update="true">
      <style:paragraph-properties fo:margin="100%" fo:margin-left="1.27cm" fo:margin-right="0cm" fo:margin-top="0cm" fo:margin-bottom="0.212cm" fo:line-height="150%" fo:text-align="justify" style:justify-single-word="false" fo:hyphenation-ladder-count="no-limit" fo:text-indent="0cm" style:auto-text-indent="false">
        <style:tab-stops/>
      </style:paragraph-properties>
      <style:text-properties fo:font-size="11pt" fo:language="pt" fo:country="BR" style:font-size-asian="11pt" style:font-size-complex="11pt" style:font-style-complex="italic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="100%" fo:margin-left="1.27cm" fo:margin-right="0cm" fo:margin-top="0cm" fo:margin-bottom="0.353cm" fo:line-height="115%" fo:orphans="2" fo:widows="2" fo:hyphenation-ladder-count="no-limit" fo:text-indent="0cm" style:auto-text-indent="false" style:text-autospace="ideograph-alpha">
        <style:tab-stops/>
      </style:paragraph-properties>
      <style:text-properties style:font-name="Calibri" fo:font-size="11pt" fo:language="pt" fo:country="BR" style:font-name-asian="Calibri" style:font-size-asian="11pt" style:font-name-complex="Times New Roman" style:font-size-complex="11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 style:font-size-complex="10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/>
    </style:style>
    <style:style style:name="tw4winInternal" style:family="text" style:parent-style-name="Fonte_20_parág._20_padrão">
      <style:text-properties fo:color="#ff0000" style:font-name="Courier New"/>
    </style:style>
    <style:style style:name="tw4winMark" style:family="text">
      <style:text-properties fo:color="#800080" style:text-position="sub 67%" style:font-name="Courier New" fo:font-size="12pt" style:font-size-asian="12pt" style:font-size-complex="12pt" text:display="none"/>
    </style:style>
    <style:style style:name="tw4winError" style:family="text">
      <style:text-properties fo:color="#00ff00" style:font-name="Courier New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/>
    </style:style>
    <style:style style:name="tw4winJump" style:family="text">
      <style:text-properties fo:color="#008080" style:font-name="Courier New"/>
    </style:style>
    <style:style style:name="DO_5f_NOT_5f_TRANSLATE" style:display-name="DO_NOT_TRANSLATE" style:family="text">
      <style:text-properties fo:color="#800000" style:font-name="Courier New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Corpo_20_de_20_texto_20_Char" style:display-name="Corpo de texto Char" style:family="text" style:parent-style-name="Fonte_20_parág._20_padrão">
      <style:text-properties fo:language="en" fo:country="US" style:language-asian="en" style:country-asian="US"/>
    </style:style>
    <style:style style:name="WW_5f_CharOUTLINELVL1" style:display-name="WW_CharOUTLINELVL1" style:family="text">
      <style:text-properties style:font-name="Times New Roman" fo:font-size="11pt" style:font-size-asian="11pt" style:font-name-complex="Times New Roman" style:font-size-complex="11pt"/>
    </style:style>
    <style:style style:name="WW_5f_CharLFO1LVL1" style:display-name="WW_CharLFO1LVL1" style:family="text">
      <style:text-properties style:font-name="Times New Roman" fo:font-size="11pt" style:font-size-asian="11pt" style:font-name-complex="Times New Roman" style:font-size-complex="11pt"/>
    </style:style>
    <style:style style:name="WW_5f_CharLFO2LVL1" style:display-name="WW_CharLFO2LVL1" style:family="text">
      <style:text-properties style:font-name="Symbol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1" style:display-name="WW_CharLFO25LVL1" style:family="text">
      <style:text-properties style:font-name="Symbol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 fo:font-size="10pt" style:font-size-asian="10pt"/>
    </style:style>
    <style:style style:name="WW_5f_CharLFO27LVL2" style:display-name="WW_CharLFO27LVL2" style:family="text">
      <style:text-properties style:font-name="Symbol" fo:font-size="10pt" style:font-size-asian="10pt"/>
    </style:style>
    <style:style style:name="WW_5f_CharLFO27LVL3" style:display-name="WW_CharLFO27LVL3" style:family="text">
      <style:text-properties style:font-name="Symbol" fo:font-size="10pt" style:font-size-asian="10pt"/>
    </style:style>
    <style:style style:name="WW_5f_CharLFO27LVL4" style:display-name="WW_CharLFO27LVL4" style:family="text">
      <style:text-properties style:font-name="Symbol" fo:font-size="10pt" style:font-size-asian="10pt"/>
    </style:style>
    <style:style style:name="WW_5f_CharLFO27LVL5" style:display-name="WW_CharLFO27LVL5" style:family="text">
      <style:text-properties style:font-name="Symbol" fo:font-size="10pt" style:font-size-asian="10pt"/>
    </style:style>
    <style:style style:name="WW_5f_CharLFO27LVL6" style:display-name="WW_CharLFO27LVL6" style:family="text">
      <style:text-properties style:font-name="Symbol" fo:font-size="10pt" style:font-size-asian="10pt"/>
    </style:style>
    <style:style style:name="WW_5f_CharLFO27LVL7" style:display-name="WW_CharLFO27LVL7" style:family="text">
      <style:text-properties style:font-name="Symbol" fo:font-size="10pt" style:font-size-asian="10pt"/>
    </style:style>
    <style:style style:name="WW_5f_CharLFO27LVL8" style:display-name="WW_CharLFO27LVL8" style:family="text">
      <style:text-properties style:font-name="Symbol" fo:font-size="10pt" style:font-size-asian="10pt"/>
    </style:style>
    <style:style style:name="WW_5f_CharLFO27LVL9" style:display-name="WW_CharLFO27LVL9" style:family="text">
      <style:text-properties style:font-name="Symbol" fo:font-size="10pt" style:font-size-asian="10pt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NimbusSanL-Regu" fo:font-size="12pt" style:font-size-asian="12pt" style:font-name-complex="NimbusSanL-Regu"/>
    </style:style>
    <style:style style:name="WW_5f_CharLFO32LVL1" style:display-name="WW_CharLFO32LVL1" style:family="text">
      <style:text-properties style:font-name="Wingdings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4LVL1" style:display-name="WW_CharLFO34LVL1" style:family="text">
      <style:text-properties style:font-name="Symbol" style:font-name-asian="Times New Roman" style:font-name-complex="Times New Roman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text:style-name="WW_5f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23">
      <text:list-level-style-number text:level="1" style:num-suffix="." style:num-format="1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." style:num-format="1">
        <style:list-level-properties text:space-before="3.81cm" text:min-label-width="1.27cm"/>
      </text:list-level-style-number>
      <text:list-level-style-number text:level="5" style:num-suffix="." style:num-format="1">
        <style:list-level-properties text:space-before="5.08cm" text:min-label-width="1.27cm"/>
      </text:list-level-style-number>
      <text:list-level-style-number text:level="6" style:num-suffix="." style:num-format="1">
        <style:list-level-properties text:space-before="6.35cm" text:min-label-width="1.27cm"/>
      </text:list-level-style-number>
      <text:list-level-style-number text:level="7" style:num-suffix="." style:num-format="1">
        <style:list-level-properties text:space-before="7.62cm" text:min-label-width="1.27cm"/>
      </text:list-level-style-number>
      <text:list-level-style-number text:level="8" style:num-suffix="." style:num-format="1">
        <style:list-level-properties text:space-before="8.89cm" text:min-label-width="1.27cm"/>
      </text:list-level-style-number>
      <text:list-level-style-number text:level="9" style:num-suffix="." style:num-format="1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59cm" fo:margin-left="0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07cm"/>
    </style:style>
    <style:style style:name="Tabela1.A1" style:family="table-cell">
      <style:table-cell-properties fo:padding-left="0.191cm" fo:padding-right="0.191cm" fo:padding-top="0cm" fo:padding-bottom="0cm" fo:border="0.018cm solid #000000"/>
    </style:style>
    <style:style style:name="Tabela2" style:family="table">
      <style:table-properties style:width="16.732cm" fo:margin-left="0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language="pt" fo:country="BR"/>
    </style:style>
    <style:style style:name="MP3" style:family="paragraph" style:parent-style-name="Normal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Normal">
      <style:paragraph-properties fo:margin-left="0cm" fo:margin-right="0.635cm" fo:text-indent="0cm" style:auto-text-indent="false"/>
    </style:style>
    <style:style style:name="MP7" style:family="paragraph" style:parent-style-name="Normal">
      <style:paragraph-properties fo:text-align="center" style:justify-single-word="false"/>
    </style:style>
    <style:style style:name="MP8" style:family="paragraph" style:parent-style-name="Normal">
      <style:paragraph-properties fo:text-align="end" style:justify-single-word="false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language="pt" fo:country="B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5116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onte_20_parág._20_padrão"><text:span text:style-name="MT1"/></text:span></text:p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RELPREV</text:p>
            </table:table-cell>
            <table:table-cell table:style-name="Tabela1.A1" office:value-type="string">
              <text:p text:style-name="MP3"><text:span text:style-name="Fonte_20_parág._20_padrão"><text:span text:style-name="MT2"><text:s text:c="2"/>Versão:</text:span></text:span> <text:s text:c="10"/>1.0</text:p>
            </table:table-cell>
          </table:table-row>
          <table:table-row>
            <table:table-cell table:style-name="Tabela1.A1" office:value-type="string">
              <text:p text:style-name="MP2">Relatório de Veriificação dos Artefatos</text:p>
            </table:table-cell>
            <table:table-cell table:style-name="Tabela1.A1" office:value-type="string">
              <text:p text:style-name="Normal"><text:span text:style-name="Fonte_20_parág._20_padrão"><text:span text:style-name="MT2"><text:s text:c="2"/>Data:</text:span></text:span> <text:span text:style-name="Fonte_20_parág._20_padrão"><text:span text:style-name="MT2">23/10/2013</text:span></text:span></text:p>
            </table:table-cell>
          </table:table-row>
          <table:table-row>
            <table:table-cell table:style-name="Tabela1.A1" table:number-columns-spanned="2" office:value-type="string">
              <text:p text:style-name="MP2">RELPREV_GPR_TMPL_Template_basico_1.0</text:p>
            </table:table-cell>
            <table:covered-table-cell/>
          </table:table-row>
        </table:table>
        <text:p text:style-name="MP4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5">Reservado</text:p>
              <text:p text:style-name="MP6"/>
            </table:table-cell>
            <table:table-cell table:style-name="Tabela2.A1" office:value-type="string">
              <text:p text:style-name="MP7">UFG-INF, <text:date style:data-style-name="N5116" text:date-value="2013-12-04T23:54:47.15">2013</text:date></text:p>
            </table:table-cell>
            <table:table-cell table:style-name="Tabela2.A1" office:value-type="string">
              <text:p text:style-name="MP8"><text:span text:style-name="Fonte_20_parág._20_padrão"><text:span text:style-name="MT2">Página</text:span></text:span><text:span text:style-name="Fonte_20_parág._20_padrão"><text:span text:style-name="MT2"> </text:span></text:span><text:span text:style-name="Page_20_Number"><text:span text:style-name="MT2"><text:page-number text:select-page="current"/></text:span></text:span><text:span text:style-name="Page_20_Number"><text:span text:style-name="MT2"> </text:span></text:span><text:span text:style-name="Page_20_Number"><text:span text:style-name="MT2">de</text:span></text:span><text:span text:style-name="Page_20_Number"><text:span text:style-name="MT2"> </text:span></text:span><text:span text:style-name="Page_20_Number"><text:page-count>4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Documento de Arquitetura de Software</dc:title>
    <dc:subject>&lt;Nome do Projeto&gt;</dc:subject>
    <meta:initial-creator>EMERSON JOSÉ</meta:initial-creator>
    <meta:creation-date>2013-09-30T16:30:00Z</meta:creation-date>
    <dc:date>2013-12-04T23:54:46.90</dc:date>
    <meta:editing-cycles>7</meta:editing-cycles>
    <meta:editing-duration>PT31M33S</meta:editing-duration>
    <meta:document-statistic meta:table-count="3" meta:image-count="2" meta:object-count="0" meta:page-count="4" meta:paragraph-count="60" meta:word-count="886" meta:character-count="5596"/>
    <meta:user-defined meta:name="Company Name">Objectives</meta:user-defined>
    <meta:template xlink:type="simple" xlink:actuate="onRequest" xlink:title="" xlink:href="../../Downloads/RELPREV-022013-GPR-Template_basico.odt/DAS-Documento%20de%20Arquitetura%20de%20Software.dot"/>
  </office:meta>
</office:document-meta>
</file>